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1.96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5543in"/>
    </style:style>
    <style:style style:name="co8" style:family="table-column">
      <style:table-column-properties fo:break-before="auto" style:column-width="0.7472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2.4898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1.2398in"/>
    </style:style>
    <style:style style:name="co18" style:family="table-column">
      <style:table-column-properties fo:break-before="auto" style:column-width="2.5154in"/>
    </style:style>
    <style:style style:name="co19" style:family="table-column">
      <style:table-column-properties fo:break-before="auto" style:column-width="10.792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ext-properties style:font-name="Arial" fo:font-size="11pt" style:font-size-asian="11pt" style:font-size-complex="11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3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9" style:family="table-cell" style:parent-style-name="Default" style:data-style-name="N84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2" style:font-size-asian="11pt" style:font-name-complex="Times New Roman2" style:font-size-complex="11pt"/>
    </style:style>
    <style:style style:name="ce20" style:family="table-cell" style:parent-style-name="Default" style:data-style-name="N0">
      <style:table-cell-properties fo:border="0.06pt solid #000000"/>
      <style:text-properties style:font-name="Arial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2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2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23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fo:border="0.06pt solid #000000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29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30" style:family="table-cell" style:parent-style-name="Default" style:data-style-name="N0">
      <style:table-cell-properties fo:wrap-option="wrap" fo:border="none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3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4" style:family="table-cell" style:parent-style-name="Default" style:data-style-name="N0">
      <style:text-properties style:font-name="Arial" fo:font-size="11pt" style:font-name-asian="Times New Roman2" style:font-size-asian="11pt" style:font-name-complex="Times New Roman2" style:font-size-complex="11pt"/>
    </style:style>
    <style:style style:name="ce3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36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1pt" style:font-name-asian="Times New Roman2" style:font-size-asian="11pt" style:font-name-complex="Times New Roman2" style:font-size-complex="11pt"/>
    </style:style>
    <style:style style:name="ce42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43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4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1pt" style:font-size-asian="11pt" style:font-size-complex="11pt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4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name-asian="Times New Roman2" style:font-size-asian="11pt" style:font-name-complex="Times New Roman2" style:font-size-complex="11pt"/>
    </style:style>
    <style:style style:name="ce52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1pt" style:font-name-asian="Times New Roman2" style:font-size-asian="11pt" style:font-name-complex="Times New Roman2" style:font-size-complex="11pt"/>
    </style:style>
    <style:style style:name="ce5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name-asian="Times New Roman2" style:font-size-asian="11pt" style:font-name-complex="Times New Roman2" style:font-size-complex="11pt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name-asian="Times New Roman2" style:font-size-asian="11pt" style:font-name-complex="Times New Roman2" style:font-size-complex="11pt"/>
    </style:style>
    <style:style style:name="ce5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ce59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font-name-asian="Times New Roman2" style:font-size-asian="11pt" style:font-name-complex="Times New Roman2" style:font-size-complex="11pt"/>
    </style:style>
    <style:style style:name="ce60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name-asian="Times New Roman2" style:font-size-asian="11pt" style:font-name-complex="Times New Roman2" style:font-size-complex="11pt"/>
    </style:style>
    <style:style style:name="ce6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name-asian="Times New Roman2" style:font-size-asian="11pt" style:font-name-complex="Times New Roman2" style:font-size-complex="11pt"/>
    </style:style>
    <style:style style:name="ce62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size-asian="11pt" style:font-size-complex="11pt"/>
    </style:style>
    <style:style style:name="gr1" style:family="graphic">
      <style:graphic-properties draw:stroke="solid" svg:stroke-color="#280099" draw:fill="none" draw:textarea-horizontal-align="center" draw:textarea-vertical-align="middle" draw:ole-draw-aspect="1"/>
    </style:style>
    <style:style style:name="gr2" style:family="graphic">
      <style:graphic-properties draw:stroke="solid" svg:stroke-color="#333333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roduct Backlog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dd and remove products to a database</text:p>
          </table:table-cell>
        </table:table-row>
        <table:table-row table:style-name="ro1">
          <table:table-cell office:value-type="string" calcext:value-type="string">
            <text:p>Register as user</text:p>
          </table:table-cell>
        </table:table-row>
        <table:table-row table:style-name="ro1">
          <table:table-cell office:value-type="string" calcext:value-type="string">
            <text:p>User can browse products</text:p>
          </table:table-cell>
        </table:table-row>
        <table:table-row table:style-name="ro1">
          <table:table-cell office:value-type="string" calcext:value-type="string">
            <text:p>User can choose a product and put it in a basket</text:p>
          </table:table-cell>
        </table:table-row>
        <table:table-row table:style-name="ro1">
          <table:table-cell office:value-type="string" calcext:value-type="string">
            <text:p>User can log in and log out</text:p>
          </table:table-cell>
        </table:table-row>
        <table:table-row table:style-name="ro1">
          <table:table-cell office:value-type="string" calcext:value-type="string">
            <text:p>User can edit account details</text:p>
          </table:table-cell>
        </table:table-row>
        <table:table-row table:style-name="ro1">
          <table:table-cell office:value-type="string" calcext:value-type="string">
            <text:p>Add and remove employees</text:p>
          </table:table-cell>
        </table:table-row>
        <table:table-row table:style-name="ro1">
          <table:table-cell office:value-type="string" calcext:value-type="string">
            <text:p>Employees can search for users</text:p>
          </table:table-cell>
        </table:table-row>
        <table:table-row table:style-name="ro1">
          <table:table-cell office:value-type="string" calcext:value-type="string">
            <text:p>Employees can edit products</text:p>
          </table:table-cell>
        </table:table-row>
        <table:table-row table:style-name="ro1">
          <table:table-cell office:value-type="string" calcext:value-type="string">
            <text:p>Administrator can add and remove employees</text:p>
          </table:table-cell>
        </table:table-row>
        <table:table-row table:style-name="ro1">
          <table:table-cell office:value-type="string" calcext:value-type="string">
            <text:p>Administrator can search for employees</text:p>
          </table:table-cell>
        </table:table-row>
        <table:table-row table:style-name="ro1">
          <table:table-cell office:value-type="string" calcext:value-type="string">
            <text:p>User can see purchase history</text:p>
          </table:table-cell>
        </table:table-row>
        <table:table-row table:style-name="ro1">
          <table:table-cell office:value-type="string" calcext:value-type="string">
            <text:p>User can check out basket</text:p>
          </table:table-cell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>
          <table:table-cell/>
        </table:table-row>
      </table:table>
      <table:table table:name="Sprint Backlog" table:style-name="ta2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leted</text:p>
          </table:table-cell>
          <table:table-cell table:style-name="ce7" office:value-type="string" calcext:value-type="string">
            <text:p>Story</text:p>
          </table:table-cell>
          <table:table-cell table:style-name="ce7" office:value-type="string" calcext:value-type="string">
            <text:p>Notes</text:p>
          </table:table-cell>
          <table:table-cell table:style-name="ce2" table:number-columns-repeated="4"/>
          <table:table-cell/>
          <table:table-cell office:value-type="string" calcext:value-type="string">
            <text:p>ID starting number</text:p>
          </table:table-cell>
          <table:table-cell table:number-columns-repeated="101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ogin (Session / cookie )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User: 1</text:p>
          </table:table-cell>
          <table:table-cell table:number-columns-repeated="101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 to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Admin: 2</text:p>
          </table:table-cell>
          <table:table-cell table:number-columns-repeated="101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Remove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Views: 3</text:p>
          </table:table-cell>
          <table:table-cell table:number-columns-repeated="1014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Order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Other: 4</text:p>
          </table:table-cell>
          <table:table-cell table:number-columns-repeated="101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Sign up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Super admin: 5</text:p>
          </table:table-cell>
          <table:table-cell table:number-columns-repeated="101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isting product by criteria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Add comments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List Users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ing new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Remove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Change product price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7" office:value-type="string" calcext:value-type="string">
            <text:p>Admin comment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Crea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Dele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Storing user data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Treating order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earch for employee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2" office:value-type="string" calcext:value-type="string">
            <text:p>s3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Product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View Basket/cart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Front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Error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Add/remove category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Email validation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Unit test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Mock object?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Reorganize the users</text:p>
          </table:table-cell>
          <table:table-cell table:style-name="ce5" office:value-type="string" calcext:value-type="string">
            <text:p>wtf is this?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Webpage filter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Add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Remove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8">
          <table:table-cell table:style-name="ce5" table:number-columns-repeated="8"/>
          <table:table-cell table:number-columns-repeated="1016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metabel" table:style-name="ta3">
        <table:shapes>
          <draw:frame draw:z-index="0" draw:style-name="gr1" draw:text-style-name="P1" svg:width="6.2988in" svg:height="3.5791in" svg:x="0.1594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88in" svg:height="3.5445in" svg:x="6.5563in" svg:y="1.9161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3" draw:text-style-name="P1" svg:width="6.9134in" svg:height="3.5457in" svg:x="0.0531in" svg:y="8.2949in">
            <draw:object draw:notify-on-update-of-ranges="Timetabel.C31:Timetabel.Q31 Timetabel.B32:Timetabel.B32 Timetabel.C32:Timetabel.Q32 Timetabel.B33:Timetabel.B33 Timetabel.C33:Timetabel.Q33 Timetabel.B34:Timetabel.B34 Timetabel.C34:Timetabel.Q34 Timetabel.B35:Timetabel.B35 Timetabel.C35:Timetabel.Q35 Timetabel.B36:Timetabel.B36 Timetabel.C36:Timetabel.Q36 Timetabel.B37:Timetabel.B37 Timetabel.C37:Timetabel.Q37 Timetabel.B38:Timetabel.B38 Timetabel.C38:Timetabel.Q38 Timetabel.B39:Timetabel.B39 Timetabel.C39:Timetabel.Q39 Timetabel.B40:Timetabel.B40 Timetabel.C40:Timetabel.Q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3" draw:text-style-name="P1" svg:width="6.302in" svg:height="3.5457in" svg:x="6.9933in" svg:y="8.428in">
            <draw:object draw:notify-on-update-of-ranges="Timetabel.C31:Timetabel.Q31 Timetabel.B41:Timetabel.B41 Timetabel.C41:Timetabel.Q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3" draw:text-style-name="P1" svg:width="6.4087in" svg:height="3.6173in" svg:x="0.239in" svg:y="14.9024in">
            <draw:object draw:notify-on-update-of-ranges="Timetabel.C63:Timetabel.Q63 Timetabel.B64:Timetabel.B64 Timetabel.C64:Timetabel.Q64 Timetabel.B65:Timetabel.B65 Timetabel.C65:Timetabel.Q65 Timetabel.B66:Timetabel.B66 Timetabel.C66:Timetabel.Q66 Timetabel.B67:Timetabel.B67 Timetabel.C67:Timetabel.Q67 Timetabel.B68:Timetabel.B68 Timetabel.C68:Timetabel.Q68 Timetabel.B69:Timetabel.B69 Timetabel.C69:Timetabel.Q69 Timetabel.B70:Timetabel.B70 Timetabel.C70:Timetabel.Q70 Timetabel.B71:Timetabel.B71 Timetabel.C71:Timetabel.Q71 Timetabel.B72:Timetabel.B72 Timetabel.C72:Timetabel.Q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3" draw:text-style-name="P1" svg:width="6.5421in" svg:height="3.6858in" svg:x="6.5236in" svg:y="14.9193in">
            <draw:object draw:notify-on-update-of-ranges="Timetabel.C63:Timetabel.Q63 Timetabel.B75:Timetabel.B75 Timetabel.C75:Timetabel.Q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3" draw:text-style-name="P1" svg:width="6.3016in" svg:height="3.5457in" svg:x="0.0004in" svg:y="21.7882in">
            <draw:object draw:notify-on-update-of-ranges="Timetabel.B97:Timetabel.B97 Timetabel.C97:Timetabel.Q97 Timetabel.B98:Timetabel.B98 Timetabel.C98:Timetabel.Q98 Timetabel.B99:Timetabel.B99 Timetabel.C99:Timetabel.Q99 Timetabel.B100:Timetabel.B100 Timetabel.C100:Timetabel.Q100 Timetabel.B101:Timetabel.B101 Timetabel.C101:Timetabel.Q101 Timetabel.B102:Timetabel.B102 Timetabel.C102:Timetabel.Q102 Timetabel.B103:Timetabel.B103 Timetabel.C103:Timetabel.Q103 Timetabel.B104:Timetabel.B104 Timetabel.C104:Timetabel.Q104 Timetabel.B105:Timetabel.B105 Timetabel.C105:Timetabel.Q105 Timetabel.B106:Timetabel.B106 Timetabel.C106:Timetabel.Q106 Timetabel.B107:Timetabel.B107 Timetabel.C107:Timetabel.Q107 Timetabel.B108:Timetabel.B108 Timetabel.C108:Timetabel.Q108 Timetabel.B109:Timetabel.B109 Timetabel.C109:Timetabel.Q10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3" draw:text-style-name="P1" svg:width="6.3016in" svg:height="3.5366in" svg:x="6.3551in" svg:y="21.8441in">
            <draw:object draw:notify-on-update-of-ranges="Timetabel.C97:Timetabel.Q97 Timetabel.B110:Timetabel.B110 Timetabel.C110:Timetabel.Q1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3" table:default-cell-style-name="ce3"/>
        <table:table-column table:style-name="co14" table:default-cell-style-name="ce5"/>
        <table:table-column table:style-name="co15" table:default-cell-style-name="ce5"/>
        <table:table-column table:style-name="co16" table:number-columns-repeated="14" table:default-cell-style-name="ce5"/>
        <table:table-column table:style-name="co17" table:default-cell-style-name="ce5"/>
        <table:table-column table:style-name="co18" table:default-cell-style-name="ce5"/>
        <table:table-column table:style-name="co11" table:number-columns-repeated="1005" table:default-cell-style-name="ce5"/>
        <table:table-row table:style-name="ro3">
          <table:table-cell table:style-name="ce9"/>
          <table:table-cell table:style-name="ce19" office:value-type="date" office:date-value="2014-01-10" calcext:value-type="date">
            <text:p>2014-01-10</text:p>
          </table:table-cell>
          <table:table-cell table:style-name="ce29"/>
          <table:table-cell table:style-name="ce41" table:number-columns-repeated="15"/>
          <table:table-cell table:style-name="ce53"/>
          <table:table-cell table:number-columns-repeated="1005"/>
        </table:table-row>
        <table:table-row table:style-name="ro1">
          <table:table-cell table:style-name="ce1"/>
          <table:table-cell table:style-name="ce20" office:value-type="string" calcext:value-type="string">
            <text:p>Sprint 1</text:p>
          </table:table-cell>
          <table:table-cell table:style-name="ce34" table:number-columns-repeated="7"/>
          <table:table-cell table:style-name="ce7"/>
          <table:table-cell table:style-name="ce34" table:number-columns-repeated="8"/>
          <table:table-cell table:style-name="ce54"/>
          <table:table-cell table:number-columns-repeated="1005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1" office:value-type="string" calcext:value-type="string">
            <text:p>Story/task</text:p>
          </table:table-cell>
          <table:table-cell table:style-name="ce35"/>
          <table:table-cell table:style-name="ce42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35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ogin (Session / cookie )</text:p>
          </table:table-cell>
          <table:table-cell table:style-name="ce7"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3" office:value-type="string" calcext:value-type="string">
            <text:p>Charles</text:p>
          </table:table-cell>
          <table:table-cell table:style-name="ce54"/>
          <table:table-cell table:number-columns-repeated="1005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dd to basket</text:p>
          </table:table-cell>
          <table:table-cell table:style-name="ce7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string" calcext:value-type="string">
            <text:p>Daniel</text:p>
          </table:table-cell>
          <table:table-cell table:style-name="ce54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Remove from basket</text:p>
          </table:table-cell>
          <table:table-cell table:style-name="ce7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string" calcext:value-type="string">
            <text:p>Daniel</text:p>
          </table:table-cell>
          <table:table-cell table:style-name="ce54"/>
          <table:table-cell table:number-columns-repeated="1005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Adding new product</text:p>
          </table:table-cell>
          <table:table-cell table:style-name="ce7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6" table:style-name="ce34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string" calcext:value-type="string">
            <text:p>Andrew</text:p>
          </table:table-cell>
          <table:table-cell table:style-name="ce54"/>
          <table:table-cell table:number-columns-repeated="1005"/>
        </table:table-row>
        <table:table-row table:style-name="ro3">
          <table:table-cell table:style-name="ce12" office:value-type="float" office:value="22" calcext:value-type="float">
            <text:p>22</text:p>
          </table:table-cell>
          <table:table-cell table:style-name="ce23" office:value-type="string" calcext:value-type="string">
            <text:p>Remove product</text:p>
          </table:table-cell>
          <table:table-cell table:style-name="ce36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44" office:value-type="string" calcext:value-type="string">
            <text:p>Andrew</text:p>
          </table:table-cell>
          <table:table-cell table:style-name="ce55"/>
          <table:table-cell table:number-columns-repeated="1005"/>
        </table:table-row>
        <table:table-row table:style-name="ro1">
          <table:table-cell/>
          <table:table-cell table:style-name="ce24" office:value-type="string" calcext:value-type="string">
            <text:p>Total time</text:p>
          </table:table-cell>
          <table:table-cell table:style-name="ce25" table:formula="of:=SUM([.C4:.C8])" office:value-type="float" office:value="43" calcext:value-type="float">
            <text:p>43</text:p>
          </table:table-cell>
          <table:table-cell table:style-name="ce45" table:formula="of:=SUM([.D4:.D8])" office:value-type="float" office:value="43" calcext:value-type="float">
            <text:p>43</text:p>
          </table:table-cell>
          <table:table-cell table:style-name="ce45" table:formula="of:=SUM([.E4:.E8])" office:value-type="float" office:value="43" calcext:value-type="float">
            <text:p>43</text:p>
          </table:table-cell>
          <table:table-cell table:style-name="ce45" table:formula="of:=SUM([.F4:.F8])" office:value-type="float" office:value="43" calcext:value-type="float">
            <text:p>43</text:p>
          </table:table-cell>
          <table:table-cell table:style-name="ce45" table:formula="of:=SUM([.G4:.G8])" office:value-type="float" office:value="43" calcext:value-type="float">
            <text:p>43</text:p>
          </table:table-cell>
          <table:table-cell table:style-name="ce45" table:formula="of:=SUM([.H4:.H8])" office:value-type="float" office:value="20" calcext:value-type="float">
            <text:p>20</text:p>
          </table:table-cell>
          <table:table-cell table:style-name="ce45" table:formula="of:=SUM([.I4:.I8])" office:value-type="float" office:value="21" calcext:value-type="float">
            <text:p>21</text:p>
          </table:table-cell>
          <table:table-cell table:style-name="ce45" table:formula="of:=SUM([.J4:.J8])" office:value-type="float" office:value="20" calcext:value-type="float">
            <text:p>20</text:p>
          </table:table-cell>
          <table:table-cell table:style-name="ce45" table:formula="of:=SUM([.K4:.K8])" office:value-type="float" office:value="16" calcext:value-type="float">
            <text:p>16</text:p>
          </table:table-cell>
          <table:table-cell table:style-name="ce45" table:formula="of:=SUM([.L4:.L8])" office:value-type="float" office:value="14" calcext:value-type="float">
            <text:p>14</text:p>
          </table:table-cell>
          <table:table-cell table:style-name="ce45" table:formula="of:=SUM([.M4:.M8])" office:value-type="float" office:value="12" calcext:value-type="float">
            <text:p>12</text:p>
          </table:table-cell>
          <table:table-cell table:style-name="ce45" table:formula="of:=SUM([.N4:.N8])" office:value-type="float" office:value="10" calcext:value-type="float">
            <text:p>10</text:p>
          </table:table-cell>
          <table:table-cell table:style-name="ce45" table:formula="of:=SUM([.O4:.O8])" office:value-type="float" office:value="18" calcext:value-type="float">
            <text:p>18</text:p>
          </table:table-cell>
          <table:table-cell table:style-name="ce45" table:formula="of:=SUM([.P4:.P8])" office:value-type="float" office:value="18" calcext:value-type="float">
            <text:p>18</text:p>
          </table:table-cell>
          <table:table-cell table:style-name="ce56"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1" table:number-rows-repeated="9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"/>
          <table:table-cell table:style-name="ce25" office:value-type="string" calcext:value-type="string">
            <text:p>Sprint 2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1"/>
          <table:table-cell table:style-name="ce35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35" office:value-type="string" calcext:value-type="string">
            <text:p>Task taker</text:p>
          </table:table-cell>
          <table:table-cell table:style-name="ce59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Order from basket</text:p>
          </table:table-cell>
          <table:table-cell table:style-name="ce37" office:value-type="float" office:value="15" calcext:value-type="float">
            <text:p>15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3" office:value-type="string" calcext:value-type="string">
            <text:p>Andrew</text:p>
          </table:table-cell>
          <table:table-cell table:style-name="ce60"/>
          <table:table-cell table:number-columns-repeated="1005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Sign up</text:p>
          </table:table-cell>
          <table:table-cell table:style-name="ce7" office:value-type="float" office:value="15" calcext:value-type="float">
            <text:p>15</text:p>
          </table:table-cell>
          <table:table-cell table:style-name="ce43"/>
          <table:table-cell table:style-name="ce34" table:number-columns-repeated="8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Daniel</text:p>
          </table:table-cell>
          <table:table-cell table:style-name="ce60" office:value-type="string" calcext:value-type="string">
            <text:p>not done</text:p>
          </table:table-cell>
          <table:table-cell table:number-columns-repeated="1005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22" table:formula="of:=['Sprint Backlog'.C15]" office:value-type="string" office:string-value="Delete category" calcext:value-type="string">
            <text:p>Delete category</text:p>
          </table:table-cell>
          <table:table-cell table:style-name="ce7" office:value-type="float" office:value="7" calcext:value-type="float">
            <text:p>7</text:p>
          </table:table-cell>
          <table:table-cell table:style-name="ce43"/>
          <table:table-cell table:style-name="ce34" table:number-columns-repeated="8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Charles</text:p>
          </table:table-cell>
          <table:table-cell table:style-name="ce60"/>
          <table:table-cell table:number-columns-repeated="1005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22" table:formula="of:=['Sprint Backlog'.C16]" office:value-type="string" office:string-value="Storing user data" calcext:value-type="string">
            <text:p>Storing user data</text:p>
          </table:table-cell>
          <table:table-cell table:style-name="ce7" office:value-type="float" office:value="7" calcext:value-type="float">
            <text:p>7</text:p>
          </table:table-cell>
          <table:table-cell table:style-name="ce43"/>
          <table:table-cell table:style-name="ce34" table:number-columns-repeated="12"/>
          <table:table-cell table:style-name="ce54"/>
          <table:table-cell table:style-name="ce43" office:value-type="string" calcext:value-type="string">
            <text:p>Charles</text:p>
          </table:table-cell>
          <table:table-cell table:style-name="ce60" office:value-type="string" calcext:value-type="string">
            <text:p>not done</text:p>
          </table:table-cell>
          <table:table-cell table:number-columns-repeated="1005"/>
        </table:table-row>
        <table:table-row table:style-name="ro3">
          <table:table-cell table:style-name="ce13" office:value-type="float" office:value="25" calcext:value-type="float">
            <text:p>25</text:p>
          </table:table-cell>
          <table:table-cell table:style-name="ce28" office:value-type="string" calcext:value-type="string">
            <text:p>Create category</text:p>
          </table:table-cell>
          <table:table-cell table:style-name="ce38" office:value-type="float" office:value="7" calcext:value-type="float">
            <text:p>7</text:p>
          </table:table-cell>
          <table:table-cell table:style-name="Default" table:number-columns-repeated="14"/>
          <table:table-cell table:style-name="ce44" office:value-type="string" calcext:value-type="string">
            <text:p>Charles</text:p>
          </table:table-cell>
          <table:table-cell table:style-name="ce61"/>
          <table:table-cell table:number-columns-repeated="1005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22" office:value-type="string" calcext:value-type="string">
            <text:p>Add to basket</text:p>
          </table:table-cell>
          <table:table-cell table:style-name="ce7" office:value-type="float" office:value="5" calcext:value-type="float">
            <text:p>5</text:p>
          </table:table-cell>
          <table:table-cell table:style-name="ce43"/>
          <table:table-cell table:style-name="ce7"/>
          <table:table-cell table:style-name="ce8"/>
          <table:table-cell table:style-name="ce7"/>
          <table:table-cell table:style-name="ce34" table:number-columns-repeated="5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Daniel</text:p>
          </table:table-cell>
          <table:table-cell table:style-name="ce28"/>
          <table:table-cell table:number-columns-repeated="1005"/>
        </table:table-row>
        <table:table-row table:style-name="ro3">
          <table:table-cell table:style-name="ce14" office:value-type="float" office:value="13" calcext:value-type="float">
            <text:p>13</text:p>
          </table:table-cell>
          <table:table-cell table:style-name="ce22" office:value-type="string" calcext:value-type="string">
            <text:p>Remove from basket</text:p>
          </table:table-cell>
          <table:table-cell table:style-name="ce7" office:value-type="float" office:value="5" calcext:value-type="float">
            <text:p>5</text:p>
          </table:table-cell>
          <table:table-cell table:style-name="ce43"/>
          <table:table-cell table:style-name="ce7"/>
          <table:table-cell table:style-name="ce8"/>
          <table:table-cell table:style-name="ce7"/>
          <table:table-cell table:style-name="ce34" table:number-columns-repeated="5"/>
          <table:table-cell table:style-name="ce7" table:number-columns-repeated="2"/>
          <table:table-cell table:style-name="ce34" table:number-columns-repeated="2"/>
          <table:table-cell table:style-name="ce54"/>
          <table:table-cell table:style-name="ce43" office:value-type="string" calcext:value-type="string">
            <text:p>Daniel</text:p>
          </table:table-cell>
          <table:table-cell table:style-name="ce28"/>
          <table:table-cell table:number-columns-repeated="1005"/>
        </table:table-row>
        <table:table-row table:style-name="ro3">
          <table:table-cell table:style-name="ce14" office:value-type="float" office:value="21" calcext:value-type="float">
            <text:p>21</text:p>
          </table:table-cell>
          <table:table-cell table:style-name="ce22" office:value-type="string" calcext:value-type="string">
            <text:p>Adding new product</text:p>
          </table:table-cell>
          <table:table-cell table:style-name="ce7" office:value-type="float" office:value="3" calcext:value-type="float">
            <text:p>3</text:p>
          </table:table-cell>
          <table:table-cell table:style-name="ce43"/>
          <table:table-cell table:style-name="ce7"/>
          <table:table-cell table:style-name="ce8"/>
          <table:table-cell table:style-name="ce7"/>
          <table:table-cell table:style-name="ce34" table:number-columns-repeated="9"/>
          <table:table-cell table:style-name="ce54"/>
          <table:table-cell table:style-name="ce43" office:value-type="string" calcext:value-type="string">
            <text:p>Andrew</text:p>
          </table:table-cell>
          <table:table-cell table:style-name="ce39"/>
          <table:table-cell table:number-columns-repeated="100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 office:value-type="string" calcext:value-type="string">
            <text:p>Remove product</text:p>
          </table:table-cell>
          <table:table-cell table:style-name="ce36" office:value-type="float" office:value="5" calcext:value-type="float">
            <text:p>5</text:p>
          </table:table-cell>
          <table:table-cell table:style-name="ce44"/>
          <table:table-cell table:style-name="ce36"/>
          <table:table-cell table:style-name="ce50"/>
          <table:table-cell table:style-name="ce36" table:number-columns-repeated="2"/>
          <table:table-cell table:style-name="ce50" table:number-columns-repeated="6"/>
          <table:table-cell table:style-name="ce51" table:number-columns-repeated="2"/>
          <table:table-cell table:style-name="ce55"/>
          <table:table-cell table:style-name="ce44" office:value-type="string" calcext:value-type="string">
            <text:p>Andrew</text:p>
          </table:table-cell>
          <table:table-cell table:style-name="ce62"/>
          <table:table-cell table:number-columns-repeated="1005"/>
        </table:table-row>
        <table:table-row table:style-name="ro1">
          <table:table-cell table:style-name="ce4"/>
          <table:table-cell table:style-name="ce25" office:value-type="string" calcext:value-type="string">
            <text:p>Total time</text:p>
          </table:table-cell>
          <table:table-cell table:style-name="ce25" table:formula="of:=SUM([.C32:.C40])" office:value-type="float" office:value="69" calcext:value-type="float">
            <text:p>69</text:p>
          </table:table-cell>
          <table:table-cell table:style-name="ce45" table:formula="of:=SUM([.D32:.D40])" office:value-type="string" office:string-value="#NAME?" calcext:value-type="error">
            <text:p>#NAME?</text:p>
          </table:table-cell>
          <table:table-cell table:style-name="ce45" table:formula="of:=SUM([.E32:.E40])" office:value-type="string" office:string-value="#NAME?" calcext:value-type="error">
            <text:p>#NAME?</text:p>
          </table:table-cell>
          <table:table-cell table:style-name="ce45" table:formula="of:=SUM([.F32:.F40])" office:value-type="string" office:string-value="#NAME?" calcext:value-type="error">
            <text:p>#NAME?</text:p>
          </table:table-cell>
          <table:table-cell table:style-name="ce45" table:formula="of:=SUM([.G32:.G40])" office:value-type="string" office:string-value="#NAME?" calcext:value-type="error">
            <text:p>#NAME?</text:p>
          </table:table-cell>
          <table:table-cell table:style-name="ce45" table:formula="of:=SUM([.H32:.H40])" office:value-type="string" office:string-value="#NAME?" calcext:value-type="error">
            <text:p>#NAME?</text:p>
          </table:table-cell>
          <table:table-cell table:style-name="ce45" table:formula="of:=SUM([.I32:.I40])" office:value-type="string" office:string-value="#NAME?" calcext:value-type="error">
            <text:p>#NAME?</text:p>
          </table:table-cell>
          <table:table-cell table:style-name="ce45" table:formula="of:=SUM([.J32:.J40])" office:value-type="string" office:string-value="#NAME?" calcext:value-type="error">
            <text:p>#NAME?</text:p>
          </table:table-cell>
          <table:table-cell table:style-name="ce45" table:formula="of:=SUM([.K32:.K40])" office:value-type="string" office:string-value="#NAME?" calcext:value-type="error">
            <text:p>#NAME?</text:p>
          </table:table-cell>
          <table:table-cell table:style-name="ce45" table:formula="of:=SUM([.L32:.L40])" office:value-type="string" office:string-value="#NAME?" calcext:value-type="error">
            <text:p>#NAME?</text:p>
          </table:table-cell>
          <table:table-cell table:style-name="ce45" table:formula="of:=SUM([.M32:.M40])" office:value-type="string" office:string-value="#NAME?" calcext:value-type="error">
            <text:p>#NAME?</text:p>
          </table:table-cell>
          <table:table-cell table:style-name="ce45" table:formula="of:=SUM([.N32:.N40])" office:value-type="string" office:string-value="#NAME?" calcext:value-type="error">
            <text:p>#NAME?</text:p>
          </table:table-cell>
          <table:table-cell table:style-name="ce45" table:formula="of:=SUM([.O32:.O40])" office:value-type="string" office:string-value="#NAME?" calcext:value-type="error">
            <text:p>#NAME?</text:p>
          </table:table-cell>
          <table:table-cell table:style-name="ce45" table:formula="of:=SUM([.P32:.P40])" office:value-type="string" office:string-value="#NAME?" calcext:value-type="error">
            <text:p>#NAME?</text:p>
          </table:table-cell>
          <table:table-cell table:style-name="ce56" table:formula="of:=SUM([.Q32:.Q40])" office:value-type="string" office:string-value="#NAME?" calcext:value-type="error">
            <text:p>#NAME?</text:p>
          </table:table-cell>
          <table:table-cell table:style-name="ce8" table:number-columns-repeated="2"/>
          <table:table-cell table:number-columns-repeated="1005"/>
        </table:table-row>
        <table:table-row table:style-name="ro1" table:number-rows-repeated="4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6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1"/>
          <table:table-cell table:style-name="ce25" office:value-type="string" calcext:value-type="string">
            <text:p>Sprint 3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6"/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2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6" office:value-type="float" office:value="14" calcext:value-type="float">
            <text:p>14</text:p>
          </table:table-cell>
          <table:table-cell table:style-name="ce29" office:value-type="string" calcext:value-type="string">
            <text:p>Order from basket</text:p>
          </table:table-cell>
          <table:table-cell table:style-name="ce27" office:value-type="float" office:value="15" calcext:value-type="float">
            <text:p>15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58"/>
          <table:table-cell table:style-name="ce53"/>
          <table:table-cell table:number-columns-repeated="1005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7" office:value-type="string" calcext:value-type="string">
            <text:p>List Users</text:p>
          </table:table-cell>
          <table:table-cell table:style-name="ce39" office:value-type="float" office:value="5" calcext:value-type="float">
            <text:p>5</text:p>
          </table:table-cell>
          <table:table-cell table:style-name="ce8" table:number-columns-repeated="14"/>
          <table:table-cell table:style-name="ce39"/>
          <table:table-cell table:style-name="ce63"/>
          <table:table-cell table:number-columns-repeated="1005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7" office:value-type="string" calcext:value-type="string">
            <text:p>Adding new product</text:p>
          </table:table-cell>
          <table:table-cell table:style-name="ce39" office:value-type="float" office:value="5" calcext:value-type="float">
            <text:p>5</text:p>
          </table:table-cell>
          <table:table-cell table:style-name="ce8" table:number-columns-repeated="14"/>
          <table:table-cell table:style-name="ce39"/>
          <table:table-cell table:style-name="ce63"/>
          <table:table-cell table:number-columns-repeated="1005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7" office:value-type="string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Create category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8" office:value-type="string" calcext:value-type="string">
            <text:p>Create user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List Product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30" table:formula="of:=['Sprint Backlog'.C22]" office:value-type="string" office:string-value="List Users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style-name="ce47" table:number-columns-repeated="14"/>
          <table:table-cell table:style-name="ce28" office:value-type="string" calcext:value-type="string">
            <text:p>Andrew</text:p>
          </table:table-cell>
          <table:table-cell table:style-name="ce64" office:value-type="string" calcext:value-type="string">
            <text:p>View</text:p>
          </table:table-cell>
          <table:table-cell table:number-columns-repeated="100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Add employee</text:p>
          </table:table-cell>
          <table:table-cell table:style-name="ce40" office:value-type="float" office:value="5" calcext:value-type="float">
            <text:p>5</text:p>
          </table:table-cell>
          <table:table-cell table:style-name="Default"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31" office:value-type="string" calcext:value-type="string">
            <text:p>Remove employee</text:p>
          </table:table-cell>
          <table:table-cell table:style-name="ce33" office:value-type="float" office:value="5" calcext:value-type="float">
            <text:p>5</text:p>
          </table:table-cell>
          <table:table-cell table:style-name="ce31" table:number-columns-repeated="14"/>
          <table:table-cell table:style-name="ce33"/>
          <table:table-cell table:style-name="ce65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5" table:formula="of:=SUM([.C64:.C74])" office:value-type="float" office:value="70" calcext:value-type="float">
            <text:p>70</text:p>
          </table:table-cell>
          <table:table-cell table:style-name="ce45" table:formula="of:=SUM([.D64:.D74])" office:value-type="string" office:string-value="#NAME?" calcext:value-type="error">
            <text:p>#NAME?</text:p>
          </table:table-cell>
          <table:table-cell table:style-name="ce45" table:formula="of:=SUM([.E64:.E74])" office:value-type="string" office:string-value="#NAME?" calcext:value-type="error">
            <text:p>#NAME?</text:p>
          </table:table-cell>
          <table:table-cell table:style-name="ce45" table:formula="of:=SUM([.F64:.F74])" office:value-type="string" office:string-value="#NAME?" calcext:value-type="error">
            <text:p>#NAME?</text:p>
          </table:table-cell>
          <table:table-cell table:style-name="ce45" table:formula="of:=SUM([.G64:.G74])" office:value-type="string" office:string-value="#NAME?" calcext:value-type="error">
            <text:p>#NAME?</text:p>
          </table:table-cell>
          <table:table-cell table:style-name="ce45" table:formula="of:=SUM([.H64:.H74])" office:value-type="string" office:string-value="#NAME?" calcext:value-type="error">
            <text:p>#NAME?</text:p>
          </table:table-cell>
          <table:table-cell table:style-name="ce45" table:formula="of:=SUM([.I64:.I74])" office:value-type="string" office:string-value="#NAME?" calcext:value-type="error">
            <text:p>#NAME?</text:p>
          </table:table-cell>
          <table:table-cell table:style-name="ce45" table:formula="of:=SUM([.J64:.J74])" office:value-type="string" office:string-value="#NAME?" calcext:value-type="error">
            <text:p>#NAME?</text:p>
          </table:table-cell>
          <table:table-cell table:style-name="ce45" table:formula="of:=SUM([.K64:.K74])" office:value-type="string" office:string-value="#NAME?" calcext:value-type="error">
            <text:p>#NAME?</text:p>
          </table:table-cell>
          <table:table-cell table:style-name="ce45" table:formula="of:=SUM([.L64:.L74])" office:value-type="string" office:string-value="#NAME?" calcext:value-type="error">
            <text:p>#NAME?</text:p>
          </table:table-cell>
          <table:table-cell table:style-name="ce45" table:formula="of:=SUM([.M64:.M74])" office:value-type="string" office:string-value="#NAME?" calcext:value-type="error">
            <text:p>#NAME?</text:p>
          </table:table-cell>
          <table:table-cell table:style-name="ce45" table:formula="of:=SUM([.N64:.N74])" office:value-type="string" office:string-value="#NAME?" calcext:value-type="error">
            <text:p>#NAME?</text:p>
          </table:table-cell>
          <table:table-cell table:style-name="ce45" table:formula="of:=SUM([.O64:.O74])" office:value-type="string" office:string-value="#NAME?" calcext:value-type="error">
            <text:p>#NAME?</text:p>
          </table:table-cell>
          <table:table-cell table:style-name="ce45" table:formula="of:=SUM([.P64:.P74])" office:value-type="string" office:string-value="#NAME?" calcext:value-type="error">
            <text:p>#NAME?</text:p>
          </table:table-cell>
          <table:table-cell table:style-name="ce56" table:formula="of:=SUM([.Q64:.Q74])" office:value-type="string" office:string-value="#NAME?" calcext:value-type="error">
            <text:p>#NAME?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"/>
          <table:table-cell table:style-name="ce25" office:value-type="string" calcext:value-type="string">
            <text:p>Sprint 4</text:p>
          </table:table-cell>
          <table:table-cell table:style-name="Default" table:number-columns-repeated="17"/>
          <table:table-cell table:number-columns-repeated="1005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6"/>
          <table:table-cell table:style-name="ce48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42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6" office:value-type="float" office:value="17" calcext:value-type="float">
            <text:p>17</text:p>
          </table:table-cell>
          <table:table-cell table:style-name="ce29" office:value-type="string" calcext:value-type="string">
            <text:p>Add comments</text:p>
          </table:table-cell>
          <table:table-cell table:style-name="ce27" office:value-type="float" office:value="10" calcext:value-type="float">
            <text:p>10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41" table:formula="of:=#na" office:value-type="string" office:string-value="#NAME?" calcext:value-type="error">
            <text:p>#NAME?</text:p>
          </table:table-cell>
          <table:table-cell table:style-name="ce58"/>
          <table:table-cell table:style-name="ce53"/>
          <table:table-cell table:number-columns-repeated="1005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7" office:value-type="string" calcext:value-type="string">
            <text:p>Change product prices</text:p>
          </table:table-cell>
          <table:table-cell table:style-name="ce39" office:value-type="float" office:value="3" calcext:value-type="float">
            <text:p>3</text:p>
          </table:table-cell>
          <table:table-cell table:style-name="ce8" table:number-columns-repeated="14"/>
          <table:table-cell table:style-name="ce39"/>
          <table:table-cell table:style-name="ce63"/>
          <table:table-cell table:number-columns-repeated="1005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Storing user data</text:p>
          </table:table-cell>
          <table:table-cell table:style-name="ce39" office:value-type="float" office:value="5" calcext:value-type="float">
            <text:p>5</text:p>
          </table:table-cell>
          <table:table-cell table:style-name="ce8" table:number-columns-repeated="14"/>
          <table:table-cell table:style-name="ce39"/>
          <table:table-cell table:style-name="ce63"/>
          <table:table-cell table:number-columns-repeated="1005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Treating order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Search for employee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View Basket/cart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Front Page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Login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Error page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3">
          <table:table-cell table:style-name="ce14" office:value-type="float" office:value="39" calcext:value-type="float">
            <text:p>39</text:p>
          </table:table-cell>
          <table:table-cell table:style-name="ce32" office:value-type="string" calcext:value-type="string">
            <text:p>Add/remove category</text:p>
          </table:table-cell>
          <table:table-cell table:style-name="ce28" office:value-type="float" office:value="3" calcext:value-type="float">
            <text:p>3</text:p>
          </table:table-cell>
          <table:table-cell table:style-name="ce47" table:number-columns-repeated="14"/>
          <table:table-cell table:style-name="ce28"/>
          <table:table-cell table:style-name="ce64"/>
          <table:table-cell table:number-columns-repeated="100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28" office:value-type="string" calcext:value-type="string">
            <text:p>Unit test</text:p>
          </table:table-cell>
          <table:table-cell table:style-name="ce40" office:value-type="float" office:value="7" calcext:value-type="float">
            <text:p>7</text:p>
          </table:table-cell>
          <table:table-cell table:style-name="Default" table:number-columns-repeated="14"/>
          <table:table-cell table:style-name="ce40"/>
          <table:table-cell table:style-name="ce38"/>
          <table:table-cell table:number-columns-repeated="1005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33" office:value-type="string" calcext:value-type="string">
            <text:p>Mock object?</text:p>
          </table:table-cell>
          <table:table-cell table:style-name="ce33" office:value-type="float" office:value="7" calcext:value-type="float">
            <text:p>7</text:p>
          </table:table-cell>
          <table:table-cell table:style-name="ce31" table:number-columns-repeated="14"/>
          <table:table-cell table:style-name="ce33"/>
          <table:table-cell table:style-name="ce65"/>
          <table:table-cell table:number-columns-repeated="1005"/>
        </table:table-row>
        <table:table-row table:style-name="ro1">
          <table:table-cell/>
          <table:table-cell table:style-name="ce24" office:value-type="string" calcext:value-type="string">
            <text:p>Total time</text:p>
          </table:table-cell>
          <table:table-cell table:style-name="ce25" table:formula="of:=SUM([.C98:.C109])" office:value-type="float" office:value="62" calcext:value-type="float">
            <text:p>62</text:p>
          </table:table-cell>
          <table:table-cell table:style-name="ce45" table:formula="of:=SUM([.D98:.D109])" office:value-type="string" office:string-value="#NAME?" calcext:value-type="error">
            <text:p>#NAME?</text:p>
          </table:table-cell>
          <table:table-cell table:style-name="ce45" table:formula="of:=SUM([.E98:.E109])" office:value-type="string" office:string-value="#NAME?" calcext:value-type="error">
            <text:p>#NAME?</text:p>
          </table:table-cell>
          <table:table-cell table:style-name="ce45" table:formula="of:=SUM([.F98:.F109])" office:value-type="string" office:string-value="#NAME?" calcext:value-type="error">
            <text:p>#NAME?</text:p>
          </table:table-cell>
          <table:table-cell table:style-name="ce45" table:formula="of:=SUM([.G98:.G109])" office:value-type="string" office:string-value="#NAME?" calcext:value-type="error">
            <text:p>#NAME?</text:p>
          </table:table-cell>
          <table:table-cell table:style-name="ce45" table:formula="of:=SUM([.H98:.H109])" office:value-type="string" office:string-value="#NAME?" calcext:value-type="error">
            <text:p>#NAME?</text:p>
          </table:table-cell>
          <table:table-cell table:style-name="ce45" table:formula="of:=SUM([.I98:.I109])" office:value-type="string" office:string-value="#NAME?" calcext:value-type="error">
            <text:p>#NAME?</text:p>
          </table:table-cell>
          <table:table-cell table:style-name="ce45" table:formula="of:=SUM([.J98:.J109])" office:value-type="string" office:string-value="#NAME?" calcext:value-type="error">
            <text:p>#NAME?</text:p>
          </table:table-cell>
          <table:table-cell table:style-name="ce45" table:formula="of:=SUM([.K98:.K109])" office:value-type="string" office:string-value="#NAME?" calcext:value-type="error">
            <text:p>#NAME?</text:p>
          </table:table-cell>
          <table:table-cell table:style-name="ce45" table:formula="of:=SUM([.L98:.L109])" office:value-type="string" office:string-value="#NAME?" calcext:value-type="error">
            <text:p>#NAME?</text:p>
          </table:table-cell>
          <table:table-cell table:style-name="ce45" table:formula="of:=SUM([.M98:.M109])" office:value-type="string" office:string-value="#NAME?" calcext:value-type="error">
            <text:p>#NAME?</text:p>
          </table:table-cell>
          <table:table-cell table:style-name="ce45" table:formula="of:=SUM([.N98:.N109])" office:value-type="string" office:string-value="#NAME?" calcext:value-type="error">
            <text:p>#NAME?</text:p>
          </table:table-cell>
          <table:table-cell table:style-name="ce45" table:formula="of:=SUM([.O98:.O109])" office:value-type="string" office:string-value="#NAME?" calcext:value-type="error">
            <text:p>#NAME?</text:p>
          </table:table-cell>
          <table:table-cell table:style-name="ce45" table:formula="of:=SUM([.P98:.P109])" office:value-type="string" office:string-value="#NAME?" calcext:value-type="error">
            <text:p>#NAME?</text:p>
          </table:table-cell>
          <table:table-cell table:style-name="ce56" table:formula="of:=SUM([.Q98:.Q109])" office:value-type="string" office:string-value="#NAME?" calcext:value-type="error">
            <text:p>#NAME?</text:p>
          </table:table-cell>
          <table:table-cell table:number-columns-repeated="1007"/>
        </table:table-row>
        <table:table-row table:style-name="ro1" table:number-rows-repeated="2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 stuff" table:style-name="ta1">
        <table:table-column table:style-name="co19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Change the database : remove the unused Basket field, recreate everything with Mysql_workbench with better foreign key between table</text:p>
          </table:table-cell>
          <table:table-cell office:value-type="string" calcext:value-type="string">
            <text:p><text:s/>3h30</text:p>
          </table:table-cell>
        </table:table-row>
        <table:table-row table:style-name="ro3">
          <table:table-cell office:value-type="string" calcext:value-type="string">
            <text:p>Creation of basic view (no css, really basic, to wait for the real view to be finished):</text:p>
          </table:table-cell>
          <table:table-cell/>
        </table:table-row>
        <table:table-row table:style-name="ro3">
          <table:table-cell office:value-type="string" calcext:value-type="string">
            <text:p>category.jsp : print all the category and the product for the category selected</text:p>
          </table:table-cell>
          <table:table-cell/>
        </table:table-row>
        <table:table-row table:style-name="ro3">
          <table:table-cell office:value-type="string" calcext:value-type="string">
            <text:p>user.jspf : user interface (cart/name)</text:p>
          </table:table-cell>
          <table:table-cell/>
        </table:table-row>
        <table:table-row table:style-name="ro3">
          <table:table-cell office:value-type="string" calcext:value-type="string">
            <text:p>login.jsp : form for login</text:p>
          </table:table-cell>
          <table:table-cell/>
        </table:table-row>
        <table:table-row table:style-name="ro3">
          <table:table-cell office:value-type="string" calcext:value-type="string">
            <text:p>Creation of the classes ShoppingCart and ShoppingCartItem to implement the model for the Cart </text:p>
          </table:table-cell>
          <table:table-cell office:value-type="string" calcext:value-type="string">
            <text:p><text:s/>2h</text:p>
          </table:table-cell>
        </table:table-row>
        <table:table-row table:style-name="ro3">
          <table:table-cell office:value-type="string" calcext:value-type="string">
            <text:p>Transform all the logic through the use of Session Bean : auto-creation of the entityFacade with some new request (User.findByLogin, etc ...) </text:p>
          </table:table-cell>
          <table:table-cell office:value-type="string" calcext:value-type="string">
            <text:p><text:s/>20min</text:p>
          </table:table-cell>
        </table:table-row>
        <table:table-row table:style-name="ro1">
          <table:table-cell office:value-type="string" calcext:value-type="string">
            <text:p>Implementation of a "slug" interface for category : now to ask for all the products for one category you have to call for /category/{category} </text:p>
          </table:table-cell>
          <table:table-cell office:value-type="string" calcext:value-type="string">
            <text:p><text:s/>1h</text:p>
          </table:table-cell>
        </table:table-row>
        <table:table-row table:style-name="ro3">
          <table:table-cell office:value-type="string" calcext:value-type="string">
            <text:p>Creation of a session bean singleton : CategoryPool to stock all the category of the application</text:p>
          </table:table-cell>
          <table:table-cell office:value-type="string" calcext:value-type="string">
            <text:p><text:s/>40min</text:p>
          </table:table-cell>
        </table:table-row>
        <table:table-row table:style-name="ro3">
          <table:table-cell office:value-type="string" calcext:value-type="string">
            <text:p>Creation of the filter for the management of checkout/purchase : since the users have to been authenticated, the filter check for these url if there is a user</text:p>
          </table:table-cell>
          <table:table-cell office:value-type="string" calcext:value-type="string">
            <text:p><text:s/>1hour</text:p>
          </table:table-cell>
        </table:table-row>
        <table:table-row table:style-name="ro3">
          <table:table-cell office:value-type="string" calcext:value-type="string">
            <text:p>Creation of a new Constraint : EmailValid, taken from a website, and implement it on internet </text:p>
          </table:table-cell>
          <table:table-cell office:value-type="string" calcext:value-type="string">
            <text:p><text:s/>40min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Sprint Backlog'.A2:'Sprint Backlog'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4:41:54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andrew whiriskey</meta:initial-creator>
    <meta:creation-date>2014-01-21T17:31:33Z</meta:creation-date>
    <dc:date>2014-02-12T18:19:42.680000000</dc:date>
    <meta:editing-cycles>23</meta:editing-cycles>
    <meta:editing-duration>PT6H29M43S</meta:editing-duration>
    <meta:document-statistic meta:table-count="4" meta:cell-count="56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61cm" svg:height="9.007cm" xlink:href=".." xlink:type="simple" chart:class="chart:line" chart:style-name="ch1">
        <chart:legend chart:legend-position="end" svg:x="13.095cm" svg:y="2.095cm" style:legend-expansion="high" chart:style-name="ch2"/>
        <chart:plot-area chart:style-name="ch3" table:cell-range-address="Timetabel.B31:Timetabel.Q40" chart:data-source-has-labels="both" svg:x="0.801cm" svg:y="0.855cm" svg:width="11.592cm" svg:height="7.552cm">
          <chartooo:coordinate-region svg:x="1.422cm" svg:y="1.067cm" svg:width="10.877cm" svg:height="6.667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32:Timetabel.Q32" chart:label-cell-address="Timetabel.B32:Timetabel.B32" chart:class="chart:line">
            <chart:data-point chart:repeated="15"/>
          </chart:series>
          <chart:series chart:style-name="ch7" chart:values-cell-range-address="Timetabel.C33:Timetabel.Q33" chart:label-cell-address="Timetabel.B33:Timetabel.B33" chart:class="chart:line">
            <chart:data-point chart:repeated="15"/>
          </chart:series>
          <chart:series chart:style-name="ch8" chart:values-cell-range-address="Timetabel.C34:Timetabel.Q34" chart:label-cell-address="Timetabel.B34:Timetabel.B34" chart:class="chart:line">
            <chart:data-point chart:repeated="15"/>
          </chart:series>
          <chart:series chart:style-name="ch9" chart:values-cell-range-address="Timetabel.C35:Timetabel.Q35" chart:label-cell-address="Timetabel.B35:Timetabel.B35" chart:class="chart:line">
            <chart:data-point chart:repeated="15"/>
          </chart:series>
          <chart:series chart:style-name="ch10" chart:values-cell-range-address="Timetabel.C36:Timetabel.Q36" chart:label-cell-address="Timetabel.B36:Timetabel.B36" chart:class="chart:line">
            <chart:data-point chart:repeated="15"/>
          </chart:series>
          <chart:series chart:style-name="ch11" chart:values-cell-range-address="Timetabel.C37:Timetabel.Q37" chart:label-cell-address="Timetabel.B37:Timetabel.B37" chart:class="chart:line">
            <chart:data-point chart:repeated="15"/>
          </chart:series>
          <chart:series chart:style-name="ch12" chart:values-cell-range-address="Timetabel.C38:Timetabel.Q38" chart:label-cell-address="Timetabel.B38:Timetabel.B38" chart:class="chart:line">
            <chart:data-point chart:repeated="15"/>
          </chart:series>
          <chart:series chart:style-name="ch13" chart:values-cell-range-address="Timetabel.C39:Timetabel.Q39" chart:label-cell-address="Timetabel.B39:Timetabel.B39" chart:class="chart:line">
            <chart:data-point chart:repeated="15"/>
          </chart:series>
          <chart:series chart:style-name="ch14" chart:values-cell-range-address="Timetabel.C40:Timetabel.Q40" chart:label-cell-address="Timetabel.B40:Timetabel.B4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32:Timetabel.B32</svg:desc>
                </draw:g>
              </table:table-cell>
              <table:table-cell office:value-type="float" office:value="15">
                <text:p>15</text:p>
                <draw:g>
                  <svg:desc>Timetabel.C32:Timetabel.Q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gn up</text:p>
                <draw:g>
                  <svg:desc>Timetabel.B33:Timetabel.B33</svg:desc>
                </draw:g>
              </table:table-cell>
              <table:table-cell office:value-type="float" office:value="15">
                <text:p>15</text:p>
                <draw:g>
                  <svg:desc>Timetabel.C33:Timetabel.Q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ete category</text:p>
                <draw:g>
                  <svg:desc>Timetabel.B34:Timetabel.B34</svg:desc>
                </draw:g>
              </table:table-cell>
              <table:table-cell office:value-type="float" office:value="7">
                <text:p>7</text:p>
                <draw:g>
                  <svg:desc>Timetabel.C34:Timetabel.Q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35:Timetabel.B35</svg:desc>
                </draw:g>
              </table:table-cell>
              <table:table-cell office:value-type="float" office:value="7">
                <text:p>7</text:p>
                <draw:g>
                  <svg:desc>Timetabel.C35:Timetabel.Q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36:Timetabel.B36</svg:desc>
                </draw:g>
              </table:table-cell>
              <table:table-cell office:value-type="float" office:value="7">
                <text:p>7</text:p>
                <draw:g>
                  <svg:desc>Timetabel.C36:Timetabel.Q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 to basket</text:p>
                <draw:g>
                  <svg:desc>Timetabel.B37:Timetabel.B37</svg:desc>
                </draw:g>
              </table:table-cell>
              <table:table-cell office:value-type="float" office:value="5">
                <text:p>5</text:p>
                <draw:g>
                  <svg:desc>Timetabel.C37:Timetabel.Q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38:Timetabel.B38</svg:desc>
                </draw:g>
              </table:table-cell>
              <table:table-cell office:value-type="float" office:value="5">
                <text:p>5</text:p>
                <draw:g>
                  <svg:desc>Timetabel.C38:Timetabel.Q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39:Timetabel.B39</svg:desc>
                </draw:g>
              </table:table-cell>
              <table:table-cell office:value-type="float" office:value="3">
                <text:p>3</text:p>
                <draw:g>
                  <svg:desc>Timetabel.C39:Timetabel.Q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product</text:p>
                <draw:g>
                  <svg:desc>Timetabel.B40:Timetabel.B40</svg:desc>
                </draw:g>
              </table:table-cell>
              <table:table-cell office:value-type="float" office:value="5">
                <text:p>5</text:p>
                <draw:g>
                  <svg:desc>Timetabel.C40:Timetabel.Q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846cm" svg:y="3.186cm" style:legend-expansion="high" chart:style-name="ch2"/>
        <chart:plot-area chart:style-name="ch3" table:cell-range-address="Timetabel.B3:Timetabel.Q8" chart:data-source-has-labels="both" svg:x="1.357cm" svg:y="0.81cm" svg:width="8.635cm" svg:height="7.327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319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cm" svg:y="6.448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148cm" svg:y="4.19cm" style:legend-expansion="high" chart:style-name="ch2"/>
        <chart:plot-area chart:style-name="ch3" table:cell-range-address="Timetabel.C3:Timetabel.Q3 Timetabel.B9:Timetabel.Q9" chart:data-source-has-labels="both" svg:x="1.358cm" svg:y="0.855cm" svg:width="11.15cm" svg:height="6.961cm">
          <chartooo:coordinate-region svg:x="1.979cm" svg:y="1.068cm" svg:width="10.342cm" svg:height="6.075cm"/>
          <chart:axis chart:dimension="x" chart:name="primary-x" chart:style-name="ch4" chartooo:axis-type="auto">
            <chartooo:date-scale/>
            <chart:title svg:x="6.307cm" svg:y="7.997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1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legend chart:legend-position="end" svg:x="13.156cm" svg:y="4.191cm" style:legend-expansion="high" chart:style-name="ch2"/>
        <chart:plot-area chart:style-name="ch3" table:cell-range-address="Timetabel.C31:Timetabel.Q31 Timetabel.B41:Timetabel.Q41" chart:data-source-has-labels="both" svg:x="0.77cm" svg:y="0.855cm" svg:width="11.746cm" svg:height="7.552cm">
          <chartooo:coordinate-region svg:x="1.391cm" svg:y="1.067cm" svg:width="11.031cm" svg:height="6.667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41:Timetabel.Q41" chart:label-cell-address="Timetabel.B41:Timetabel.B4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41:Timetabel.B41</svg:desc>
                </draw:g>
              </table:table-cell>
              <table:table-cell office:value-type="float" office:value="69">
                <text:p>69</text:p>
                <draw:g>
                  <svg:desc>Timetabel.C41:Timetabel.Q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79cm" svg:height="9.189cm" xlink:href=".." xlink:type="simple" chart:class="chart:line" chart:style-name="ch1">
        <chart:legend chart:legend-position="end" svg:x="12.508cm" svg:y="2.186cm" style:legend-expansion="high" chart:style-name="ch2"/>
        <chart:plot-area chart:style-name="ch3" table:cell-range-address="Timetabel.B63:Timetabel.Q72" chart:data-source-has-labels="both" svg:x="0.775cm" svg:y="0.867cm" svg:width="11.083cm" svg:height="7.719cm">
          <chartooo:coordinate-region svg:x="1.396cm" svg:y="1.079cm" svg:width="10.275cm" svg:height="6.834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64:Timetabel.Q64" chart:label-cell-address="Timetabel.B64:Timetabel.B64" chart:class="chart:line">
            <chart:data-point chart:repeated="15"/>
          </chart:series>
          <chart:series chart:style-name="ch7" chart:values-cell-range-address="Timetabel.C65:Timetabel.Q65" chart:label-cell-address="Timetabel.B65:Timetabel.B65" chart:class="chart:line">
            <chart:data-point chart:repeated="15"/>
          </chart:series>
          <chart:series chart:style-name="ch8" chart:values-cell-range-address="Timetabel.C66:Timetabel.Q66" chart:label-cell-address="Timetabel.B66:Timetabel.B66" chart:class="chart:line">
            <chart:data-point chart:repeated="15"/>
          </chart:series>
          <chart:series chart:style-name="ch9" chart:values-cell-range-address="Timetabel.C67:Timetabel.Q67" chart:label-cell-address="Timetabel.B67:Timetabel.B67" chart:class="chart:line">
            <chart:data-point chart:repeated="15"/>
          </chart:series>
          <chart:series chart:style-name="ch10" chart:values-cell-range-address="Timetabel.C68:Timetabel.Q68" chart:label-cell-address="Timetabel.B68:Timetabel.B68" chart:class="chart:line">
            <chart:data-point chart:repeated="15"/>
          </chart:series>
          <chart:series chart:style-name="ch11" chart:values-cell-range-address="Timetabel.C69:Timetabel.Q69" chart:label-cell-address="Timetabel.B69:Timetabel.B69" chart:class="chart:line">
            <chart:data-point chart:repeated="15"/>
          </chart:series>
          <chart:series chart:style-name="ch12" chart:values-cell-range-address="Timetabel.C70:Timetabel.Q70" chart:label-cell-address="Timetabel.B70:Timetabel.B70" chart:class="chart:line">
            <chart:data-point chart:repeated="15"/>
          </chart:series>
          <chart:series chart:style-name="ch13" chart:values-cell-range-address="Timetabel.C71:Timetabel.Q71" chart:label-cell-address="Timetabel.B71:Timetabel.B71" chart:class="chart:line">
            <chart:data-point chart:repeated="15"/>
          </chart:series>
          <chart:series chart:style-name="ch14" chart:values-cell-range-address="Timetabel.C72:Timetabel.Q72" chart:label-cell-address="Timetabel.B72:Timetabel.B7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64:Timetabel.B64</svg:desc>
                </draw:g>
              </table:table-cell>
              <table:table-cell office:value-type="float" office:value="15">
                <text:p>15</text:p>
                <draw:g>
                  <svg:desc>Timetabel.C64:Timetabel.Q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65:Timetabel.B65</svg:desc>
                </draw:g>
              </table:table-cell>
              <table:table-cell office:value-type="float" office:value="5">
                <text:p>5</text:p>
                <draw:g>
                  <svg:desc>Timetabel.C65:Timetabel.Q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66:Timetabel.B66</svg:desc>
                </draw:g>
              </table:table-cell>
              <table:table-cell office:value-type="float" office:value="5">
                <text:p>5</text:p>
                <draw:g>
                  <svg:desc>Timetabel.C66:Timetabel.Q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67:Timetabel.B67</svg:desc>
                </draw:g>
              </table:table-cell>
              <table:table-cell office:value-type="float" office:value="5">
                <text:p>5</text:p>
                <draw:g>
                  <svg:desc>Timetabel.C67:Timetabel.Q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68:Timetabel.B68</svg:desc>
                </draw:g>
              </table:table-cell>
              <table:table-cell office:value-type="float" office:value="10">
                <text:p>10</text:p>
                <draw:g>
                  <svg:desc>Timetabel.C68:Timetabel.Q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user</text:p>
                <draw:g>
                  <svg:desc>Timetabel.B69:Timetabel.B69</svg:desc>
                </draw:g>
              </table:table-cell>
              <table:table-cell office:value-type="float" office:value="5">
                <text:p>5</text:p>
                <draw:g>
                  <svg:desc>Timetabel.C69:Timetabel.Q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0:Timetabel.B70</svg:desc>
                </draw:g>
              </table:table-cell>
              <table:table-cell office:value-type="float" office:value="5">
                <text:p>5</text:p>
                <draw:g>
                  <svg:desc>Timetabel.C70:Timetabel.Q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Products</text:p>
                <draw:g>
                  <svg:desc>Timetabel.B71:Timetabel.B71</svg:desc>
                </draw:g>
              </table:table-cell>
              <table:table-cell office:value-type="float" office:value="5">
                <text:p>5</text:p>
                <draw:g>
                  <svg:desc>Timetabel.C71:Timetabel.Q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2:Timetabel.B72</svg:desc>
                </draw:g>
              </table:table-cell>
              <table:table-cell office:value-type="float" office:value="5">
                <text:p>5</text:p>
                <draw:g>
                  <svg:desc>Timetabel.C72:Timetabel.Q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18cm" svg:height="9.363cm" xlink:href=".." xlink:type="simple" chart:class="chart:line" chart:style-name="ch1">
        <chart:legend chart:legend-position="end" svg:x="14.355cm" svg:y="4.369cm" style:legend-expansion="high" chart:style-name="ch2"/>
        <chart:plot-area chart:style-name="ch3" table:cell-range-address="Timetabel.C63:Timetabel.Q63 Timetabel.B75:Timetabel.Q75" chart:data-source-has-labels="both" svg:x="0.782cm" svg:y="0.883cm" svg:width="12.909cm" svg:height="7.873cm">
          <chartooo:coordinate-region svg:x="1.403cm" svg:y="1.095cm" svg:width="12.101cm" svg:height="6.988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75:Timetabel.Q75" chart:label-cell-address="Timetabel.B75:Timetabel.B7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75:Timetabel.B75</svg:desc>
                </draw:g>
              </table:table-cell>
              <table:table-cell office:value-type="float" office:value="70">
                <text:p>70</text:p>
                <draw:g>
                  <svg:desc>Timetabel.C75:Timetabel.Q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legend chart:legend-position="end" svg:x="11.223cm" svg:y="1.309cm" style:legend-expansion="high" chart:style-name="ch2"/>
        <chart:plot-area chart:style-name="ch3" table:cell-range-address="Timetabel.B97:Timetabel.Q109" chart:data-source-has-labels="both" svg:x="0.77cm" svg:y="0.855cm" svg:width="9.813cm" svg:height="7.552cm">
          <chartooo:coordinate-region svg:x="1.391cm" svg:y="1.067cm" svg:width="9.098cm" svg:height="6.667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98:Timetabel.Q98" chart:label-cell-address="Timetabel.B98:Timetabel.B98" chart:class="chart:line">
            <chart:data-point chart:repeated="15"/>
          </chart:series>
          <chart:series chart:style-name="ch7" chart:values-cell-range-address="Timetabel.C99:Timetabel.Q99" chart:label-cell-address="Timetabel.B99:Timetabel.B99" chart:class="chart:line">
            <chart:data-point chart:repeated="15"/>
          </chart:series>
          <chart:series chart:style-name="ch8" chart:values-cell-range-address="Timetabel.C100:Timetabel.Q100" chart:label-cell-address="Timetabel.B100:Timetabel.B100" chart:class="chart:line">
            <chart:data-point chart:repeated="15"/>
          </chart:series>
          <chart:series chart:style-name="ch9" chart:values-cell-range-address="Timetabel.C101:Timetabel.Q101" chart:label-cell-address="Timetabel.B101:Timetabel.B101" chart:class="chart:line">
            <chart:data-point chart:repeated="15"/>
          </chart:series>
          <chart:series chart:style-name="ch10" chart:values-cell-range-address="Timetabel.C102:Timetabel.Q102" chart:label-cell-address="Timetabel.B102:Timetabel.B102" chart:class="chart:line">
            <chart:data-point chart:repeated="15"/>
          </chart:series>
          <chart:series chart:style-name="ch11" chart:values-cell-range-address="Timetabel.C103:Timetabel.Q103" chart:label-cell-address="Timetabel.B103:Timetabel.B103" chart:class="chart:line">
            <chart:data-point chart:repeated="15"/>
          </chart:series>
          <chart:series chart:style-name="ch12" chart:values-cell-range-address="Timetabel.C104:Timetabel.Q104" chart:label-cell-address="Timetabel.B104:Timetabel.B104" chart:class="chart:line">
            <chart:data-point chart:repeated="15"/>
          </chart:series>
          <chart:series chart:style-name="ch13" chart:values-cell-range-address="Timetabel.C105:Timetabel.Q105" chart:label-cell-address="Timetabel.B105:Timetabel.B105" chart:class="chart:line">
            <chart:data-point chart:repeated="15"/>
          </chart:series>
          <chart:series chart:style-name="ch14" chart:values-cell-range-address="Timetabel.C106:Timetabel.Q106" chart:label-cell-address="Timetabel.B106:Timetabel.B106" chart:class="chart:line">
            <chart:data-point chart:repeated="15"/>
          </chart:series>
          <chart:series chart:style-name="ch15" chart:values-cell-range-address="Timetabel.C107:Timetabel.Q107" chart:label-cell-address="Timetabel.B107:Timetabel.B107" chart:class="chart:line">
            <chart:data-point chart:repeated="15"/>
          </chart:series>
          <chart:series chart:style-name="ch16" chart:values-cell-range-address="Timetabel.C108:Timetabel.Q108" chart:label-cell-address="Timetabel.B108:Timetabel.B108" chart:class="chart:line">
            <chart:data-point chart:repeated="15"/>
          </chart:series>
          <chart:series chart:style-name="ch17" chart:values-cell-range-address="Timetabel.C109:Timetabel.Q109" chart:label-cell-address="Timetabel.B109:Timetabel.B109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dd comments</text:p>
                <draw:g>
                  <svg:desc>Timetabel.B98:Timetabel.B98</svg:desc>
                </draw:g>
              </table:table-cell>
              <table:table-cell office:value-type="float" office:value="10">
                <text:p>10</text:p>
                <draw:g>
                  <svg:desc>Timetabel.C98:Timetabel.Q9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 product prices</text:p>
                <draw:g>
                  <svg:desc>Timetabel.B99:Timetabel.B99</svg:desc>
                </draw:g>
              </table:table-cell>
              <table:table-cell office:value-type="float" office:value="3">
                <text:p>3</text:p>
                <draw:g>
                  <svg:desc>Timetabel.C99:Timetabel.Q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100:Timetabel.B100</svg:desc>
                </draw:g>
              </table:table-cell>
              <table:table-cell office:value-type="float" office:value="5">
                <text:p>5</text:p>
                <draw:g>
                  <svg:desc>Timetabel.C100:Timetabel.Q1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eating order</text:p>
                <draw:g>
                  <svg:desc>Timetabel.B101:Timetabel.B101</svg:desc>
                </draw:g>
              </table:table-cell>
              <table:table-cell office:value-type="float" office:value="7">
                <text:p>7</text:p>
                <draw:g>
                  <svg:desc>Timetabel.C101:Timetabel.Q10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rch for employee</text:p>
                <draw:g>
                  <svg:desc>Timetabel.B102:Timetabel.B102</svg:desc>
                </draw:g>
              </table:table-cell>
              <table:table-cell office:value-type="float" office:value="3">
                <text:p>3</text:p>
                <draw:g>
                  <svg:desc>Timetabel.C102:Timetabel.Q10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ew Basket/cart</text:p>
                <draw:g>
                  <svg:desc>Timetabel.B103:Timetabel.B103</svg:desc>
                </draw:g>
              </table:table-cell>
              <table:table-cell office:value-type="float" office:value="3">
                <text:p>3</text:p>
                <draw:g>
                  <svg:desc>Timetabel.C103:Timetabel.Q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 Page</text:p>
                <draw:g>
                  <svg:desc>Timetabel.B104:Timetabel.B104</svg:desc>
                </draw:g>
              </table:table-cell>
              <table:table-cell office:value-type="float" office:value="5">
                <text:p>5</text:p>
                <draw:g>
                  <svg:desc>Timetabel.C104:Timetabel.Q10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gin</text:p>
                <draw:g>
                  <svg:desc>Timetabel.B105:Timetabel.B105</svg:desc>
                </draw:g>
              </table:table-cell>
              <table:table-cell office:value-type="float" office:value="4">
                <text:p>4</text:p>
                <draw:g>
                  <svg:desc>Timetabel.C105:Timetabel.Q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ror page</text:p>
                <draw:g>
                  <svg:desc>Timetabel.B106:Timetabel.B106</svg:desc>
                </draw:g>
              </table:table-cell>
              <table:table-cell office:value-type="float" office:value="5">
                <text:p>5</text:p>
                <draw:g>
                  <svg:desc>Timetabel.C106:Timetabel.Q10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/remove category</text:p>
                <draw:g>
                  <svg:desc>Timetabel.B107:Timetabel.B107</svg:desc>
                </draw:g>
              </table:table-cell>
              <table:table-cell office:value-type="float" office:value="3">
                <text:p>3</text:p>
                <draw:g>
                  <svg:desc>Timetabel.C107:Timetabel.Q10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 test</text:p>
                <draw:g>
                  <svg:desc>Timetabel.B108:Timetabel.B108</svg:desc>
                </draw:g>
              </table:table-cell>
              <table:table-cell office:value-type="float" office:value="7">
                <text:p>7</text:p>
                <draw:g>
                  <svg:desc>Timetabel.C108:Timetabel.Q10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k object?</text:p>
                <draw:g>
                  <svg:desc>Timetabel.B109:Timetabel.B109</svg:desc>
                </draw:g>
              </table:table-cell>
              <table:table-cell office:value-type="float" office:value="7">
                <text:p>7</text:p>
                <draw:g>
                  <svg:desc>Timetabel.C109:Timetabel.Q10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84cm" xlink:href=".." xlink:type="simple" chart:class="chart:line" chart:style-name="ch1">
        <chart:legend chart:legend-position="end" svg:x="13.155cm" svg:y="4.18cm" style:legend-expansion="high" chart:style-name="ch2"/>
        <chart:plot-area chart:style-name="ch3" table:cell-range-address="Timetabel.C97:Timetabel.Q97 Timetabel.B110:Timetabel.Q110" chart:data-source-has-labels="both" svg:x="0.77cm" svg:y="0.851cm" svg:width="11.745cm" svg:height="7.534cm">
          <chartooo:coordinate-region svg:x="1.391cm" svg:y="1.064cm" svg:width="11.03cm" svg:height="6.648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110:Timetabel.Q110" chart:label-cell-address="Timetabel.B110:Timetabel.B11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110:Timetabel.B110</svg:desc>
                </draw:g>
              </table:table-cell>
              <table:table-cell office:value-type="float" office:value="62">
                <text:p>62</text:p>
                <draw:g>
                  <svg:desc>Timetabel.C110:Timetabel.Q1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